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irc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nulus</text:p>
          </table:table-cell>
          <table:covered-table-cell table:style-name="ce1"/>
          <table:table-cell table:style-name="ce1" office:value-type="string" calcext:value-type="string">
            <text:p>Read out</text:p>
          </table:table-cell>
          <table:table-cell table:style-name="ce1" office:value-type="string" calcext:value-type="string">
            <text:p>Dark current</text:p>
          </table:table-cell>
          <table:table-cell table:style-name="ce1" office:value-type="string" calcext:value-type="string">
            <text:p>Exposure</text:p>
          </table:table-cell>
          <table:table-cell table:style-name="ce1" office:value-type="string" calcext:value-type="string">
            <text:p>Gain</text:p>
          </table:table-cell>
          <table:table-cell table:style-name="ce3" office:value-type="string" calcext:value-type="string">
            <text:p>SNR</text:p>
          </table:table-cell>
          <table:table-cell office:value-type="string" calcext:value-type="string">
            <text:p>Zvezda magnitude 11 u V filteru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o of pixel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o of pixels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table:formula="of:=([.A3]-[.C3]*[.B3]/[.D3])*[.H2]/SQRT(([.A3]-[.C3]*[.B3]/[.D3])*[.H2]+[.C3]/[.D3]*[.B3]*[.H2]+[.F2]*[.G2]*[.B3]+[.E2]*[.E2]*[.B3])" office:value-type="float" office:value="66.1634821430168" calcext:value-type="float">
            <text:p>66.1634821430168</text:p>
          </table:table-cell>
          <table:table-cell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186" calcext:value-type="float">
            <text:p>186</text:p>
          </table:table-cell>
          <table:table-cell office:value-type="float" office:value="1263" calcext:value-type="float">
            <text:p>1263</text:p>
          </table:table-cell>
          <table:table-cell office:value-type="float" office:value="292" calcext:value-type="float">
            <text:p>29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/00/0000</text:date>, <text:time style:data-style-name="N2" text:time-value="21:37:52.898130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5:50:20.700838250</meta:creation-date>
    <dc:date>2018-02-24T22:34:33.117727264</dc:date>
    <meta:editing-duration>PT51M15S</meta:editing-duration>
    <meta:editing-cycles>5</meta:editing-cycles>
    <meta:generator>LibreOffice/5.4.5.1$Linux_X86_64 LibreOffice_project/40m0$Build-1</meta:generator>
    <meta:document-statistic meta:table-count="1" meta:cell-count="21" meta:object-count="0"/>
  </office:meta>
</office:document-meta>
</file>